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80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wrap-option="wrap" fo:border="0.06pt solid #000000"/>
      <style:text-properties fo:color="#ffffff" style:text-outline="false" style:text-line-through-style="none" style:text-line-through-type="none" style:font-name="Sawasde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Sawasde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iezas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Pieza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lato</text:p>
          </table:table-cell>
          <table:table-cell table:style-name="ce1" office:value-type="string" calcext:value-type="string">
            <text:p>Impresas</text:p>
          </table:table-cell>
        </table:table-row>
        <table:table-row table:style-name="ro1">
          <table:table-cell office:value-type="string" calcext:value-type="string">
            <text:p>hotend_and_probe_hol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inter_h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mooth_rod_hold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_axis_end_fix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_motor_supp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y_rear_e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yz_carriage_fix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z_motor_suppo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eza impresa bowden_extru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v_hol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<text:a xlink:href="http://mprime.io/es/como-construir-una-m-prime-one/" xlink:type="simple">http://mprime.io/es/como-construir-una-m-prime-one/</text:a>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wasdee" svg:font-family="Sawasdee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8:55:24.597332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2:40:50.983678938</meta:creation-date>
    <dc:date>2016-09-30T19:03:59.736170008</dc:date>
    <meta:editing-duration>PT26M17S</meta:editing-duration>
    <meta:editing-cycles>5</meta:editing-cycles>
    <meta:generator>LibreOffice/4.2.8.2$Linux_X86_64 LibreOffice_project/420m0$Build-2</meta:generator>
    <meta:document-statistic meta:table-count="1" meta:cell-count="41" meta:object-count="0"/>
  </office:meta>
</office:document-meta>
</file>